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01/16/2018 Calculations to Estimate Coeffient of Friction from Example</text:p>
          </table:table-cell>
          <table:table-cell table:number-columns-repeated="3"/>
        </table:table-row>
        <table:table-row table:style-name="ro2">
          <table:table-cell office:value-type="string">
            <text:p>Note: Used by Stats Item Editor in RecordStatsHistory Object.</text:p>
          </table:table-cell>
          <table:table-cell table:number-columns-repeated="3"/>
        </table:table-row>
        <table:table-row table:style-name="ro3">
          <table:table-cell table:style-name="ce2" office:value-type="string">
            <text:p>Inputs</text:p>
          </table:table-cell>
          <table:table-cell table:number-columns-repeated="3"/>
        </table:table-row>
        <table:table-row table:style-name="ro3">
          <table:table-cell table:style-name="ce3" office:value-type="string" table:number-columns-spanned="3" table:number-rows-spanned="1">
            <text:p>Calculated Coefficient of Friction.</text:p>
          </table:table-cell>
          <table:covered-table-cell table:number-columns-repeated="2"/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Gravity</text:p>
          </table:table-cell>
          <table:table-cell table:style-name="ce2" office:value-type="float" office:value="9.80665">
            <text:p>9.80665</text:p>
          </table:table-cell>
          <table:table-cell office:value-type="string">
            <text:p>m/sec^2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Distance (mi)</text:p>
          </table:table-cell>
          <table:table-cell table:style-name="ce2" office:value-type="float" office:value="0.51">
            <text:p>0.51</text:p>
          </table:table-cell>
          <table:table-cell office:value-type="string">
            <text:p>miles</text:p>
          </table:table-cell>
          <table:table-cell/>
        </table:table-row>
        <table:table-row table:style-name="ro3">
          <table:table-cell office:value-type="string">
            <text:p>Distance (m)</text:p>
          </table:table-cell>
          <table:table-cell table:formula="of:=1609.34 * [.B8]" office:value-type="float" office:value="820.7634">
            <text:p>820.7634</text:p>
          </table:table-cell>
          <table:table-cell office:value-type="string">
            <text:p>meters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Time (m:s)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office:value-type="string">
            <text:p>Min:Sec</text:p>
          </table:table-cell>
        </table:table-row>
        <table:table-row table:style-name="ro3">
          <table:table-cell office:value-type="string">
            <text:p>Time (secs)</text:p>
          </table:table-cell>
          <table:table-cell table:formula="of:=[.B11]*60 + [.C11]" office:value-type="float" office:value="640">
            <text:p>640</text:p>
          </table:table-cell>
          <table:table-cell table:number-columns-repeated="2"/>
        </table:table-row>
        <table:table-row table:style-name="ro3">
          <table:table-cell office:value-type="string">
            <text:p>Speed m/s</text:p>
          </table:table-cell>
          <table:table-cell table:formula="of:=[.B9]/[.B12]" office:value-type="float" office:value="1.2824428125">
            <text:p>1.2824428125</text:p>
          </table:table-cell>
          <table:table-cell office:value-type="string">
            <text:p>meters/second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Mass (kg)</text:p>
          </table:table-cell>
          <table:table-cell table:style-name="ce2" office:value-type="float" office:value="75">
            <text:p>75</text:p>
          </table:table-cell>
          <table:table-cell office:value-type="string">
            <text:p>kilograms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KE to Velocity</text:p>
          </table:table-cell>
          <table:table-cell table:formula="of:=0.5 *[.B15]*[.B13]*[.B13]" office:value-type="float" office:value="61.6747337749841">
            <text:p>61.674733775</text:p>
          </table:table-cell>
          <table:table-cell office:value-type="string">
            <text:p>Joules = 0.5 * m * v^2</text:p>
          </table:table-cell>
          <table:table-cell/>
        </table:table-row>
        <table:table-row table:style-name="ro3">
          <table:table-cell office:value-type="string">
            <text:p>KE to Rest</text:p>
          </table:table-cell>
          <table:table-cell table:formula="of:=[.B18]" office:value-type="float" office:value="61.6747337749841">
            <text:p>61.674733775</text:p>
          </table:table-cell>
          <table:table-cell office:value-type="string">
            <text:p>joules</text:p>
          </table:table-cell>
          <table:table-cell/>
        </table:table-row>
        <table:table-row table:style-name="ro3">
          <table:table-cell office:value-type="string">
            <text:p>KE </text:p>
          </table:table-cell>
          <table:table-cell table:formula="of:=SUM([.B18:.B19])" office:value-type="float" office:value="123.349467549968">
            <text:p>123.34946755</text:p>
          </table:table-cell>
          <table:table-cell office:value-type="string">
            <text:p>joules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Actual joules</text:p>
          </table:table-cell>
          <table:table-cell table:formula="of:=[.B38]*1000 * [.B30] * [.B34]" office:value-type="float" office:value="19664.8">
            <text:p>19664.8</text:p>
          </table:table-cell>
          <table:table-cell office:value-type="string">
            <text:p>joules</text:p>
          </table:table-cell>
          <table:table-cell/>
        </table:table-row>
        <table:table-row table:style-name="ro2">
          <table:table-cell office:value-type="string">
            <text:p>FrictionEnergy</text:p>
          </table:table-cell>
          <table:table-cell table:formula="of:=[.B22]-[.B20]" office:value-type="float" office:value="19541.45053245">
            <text:p>19541.45053245</text:p>
          </table:table-cell>
          <table:table-cell office:value-type="string">
            <text:p>joules</text:p>
          </table:table-cell>
          <table:table-cell/>
        </table:table-row>
        <table:table-row table:style-name="ro2">
          <table:table-cell office:value-type="string">
            <text:p>CoeffFriction</text:p>
          </table:table-cell>
          <table:table-cell table:style-name="ce3" table:formula="of:=[.B23]/([.B15]*[.B6]*[.B9])" office:value-type="float" office:value="0.0323710567227949">
            <text:p>0.0323710567</text:p>
          </table:table-cell>
          <table:table-cell office:value-type="string">
            <text:p><text:s/>= FrictionEngery/(Mass*Gravity*Distance)</text:p>
          </table:table-cell>
          <table:table-cell/>
        </table:table-row>
        <table:table-row table:style-name="ro2">
          <table:table-cell office:value-type="string">
            <text:p>Friction joules</text:p>
          </table:table-cell>
          <table:table-cell table:formula="of:=[.B24]*[.B15]*[.B6]*[.B9]" office:value-type="float" office:value="19541.45053245">
            <text:p>19541.45053245</text:p>
          </table:table-cell>
          <table:table-cell office:value-type="string">
            <text:p><text:s/>= CoeffFriction * Mass * Gravity * Distanc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Total joules</text:p>
          </table:table-cell>
          <table:table-cell table:formula="of:=[.B20]+[.B25]" office:value-type="float" office:value="19664.8">
            <text:p>19664.8</text:p>
          </table:table-cell>
          <table:table-cell office:value-type="string">
            <text:p>joules</text:p>
          </table:table-cell>
          <table:table-cell/>
        </table:table-row>
        <table:table-row table:style-name="ro2">
          <table:table-cell office:value-type="string">
            <text:p>Total kjoules</text:p>
          </table:table-cell>
          <table:table-cell table:formula="of:=[.B27]/1000" office:value-type="float" office:value="19.6648">
            <text:p>19.6648</text:p>
          </table:table-cell>
          <table:table-cell office:value-type="string">
            <text:p>kilojoules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KJ per Cal</text:p>
          </table:table-cell>
          <table:table-cell table:style-name="ce2" office:value-type="float" office:value="4.184">
            <text:p>4.184</text:p>
          </table:table-cell>
          <table:table-cell office:value-type="string">
            <text:p>Kilojoules per Calori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Ke Cals</text:p>
          </table:table-cell>
          <table:table-cell table:formula="of:=[.B28]/[.B30]" office:value-type="float" office:value="4.7">
            <text:p>4.7</text:p>
          </table:table-cell>
          <table:table-cell office:value-type="string">
            <text:p>Kinetic Calories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CCE </text:p>
          </table:table-cell>
          <table:table-cell table:style-name="ce2" office:value-type="float" office:value="0.1">
            <text:p>0.1</text:p>
          </table:table-cell>
          <table:table-cell office:value-type="string">
            <text:p>Calorie conversion efficiency for food Calories to CaloriesBurned.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CaloriesBurned</text:p>
          </table:table-cell>
          <table:table-cell table:formula="of:=[.B32]/[.B34]" office:value-type="float" office:value="47">
            <text:p>47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ActualCalories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1/16/2018</text:date>, <text:time>14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chomburg</meta:initial-creator>
    <meta:creation-date>2018-01-16T11:10:04.23</meta:creation-date>
    <dc:date>2018-01-16T14:08:43.46</dc:date>
    <dc:creator>Robert Schomburg</dc:creator>
    <meta:editing-duration>PT1H39M5S</meta:editing-duration>
    <meta:editing-cycles>4</meta:editing-cycles>
    <meta:generator>OpenOffice/4.1.3$Win32 OpenOffice.org_project/413m1$Build-9783</meta:generator>
    <meta:document-statistic meta:table-count="3" meta:cell-count="65" meta:object-count="0"/>
  </office:meta>
</office:document-meta>
</file>